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-BoldMT" svg:font-family="Arial-BoldMT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86cm" fo:margin-left="0.037cm" table:align="left"/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143cm"/>
    </style:style>
    <style:style style:name="Tabla1.C" style:family="table-column">
      <style:table-column-properties style:column-width="2.11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Arial" officeooo:rsid="000f67e4" officeooo:paragraph-rsid="000f67e4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0f67e4" officeooo:paragraph-rsid="00145371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0f67e4" officeooo:paragraph-rsid="001ef6c4"/>
    </style:style>
    <style:style style:name="P5" style:family="paragraph" style:parent-style-name="Text_20_body">
      <style:paragraph-properties fo:text-align="center" style:justify-single-word="false"/>
      <style:text-properties style:font-name="Arial" officeooo:rsid="000f67e4" officeooo:paragraph-rsid="001ef6c4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f67e4" officeooo:paragraph-rsid="001f5f42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officeooo:rsid="001456da" officeooo:paragraph-rsid="001456da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officeooo:paragraph-rsid="001e38f6" style:font-size-asian="12pt" style:font-size-complex="12pt"/>
    </style:style>
    <style:style style:name="P9" style:family="paragraph" style:parent-style-name="Text_20_body">
      <style:text-properties style:font-name="Arial" officeooo:rsid="0015790e" officeooo:paragraph-rsid="0015790e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size="13pt" officeooo:rsid="000f67e4" officeooo:paragraph-rsid="00145371" style:font-size-asian="13pt" style:font-size-complex="13pt"/>
    </style:style>
    <style:style style:name="P11" style:family="paragraph" style:parent-style-name="Text_20_body">
      <style:paragraph-properties fo:text-align="justify" style:justify-single-word="false"/>
      <style:text-properties style:text-position="0% 100%" style:font-name="Arial" fo:font-size="12pt" officeooo:rsid="0015790e" officeooo:paragraph-rsid="0015790e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text-position="0% 100%" style:font-name="Liberation Serif" fo:font-size="13pt" officeooo:rsid="000f67e4" officeooo:paragraph-rsid="0015790e" style:font-size-asian="13pt" style:font-size-complex="13pt"/>
    </style:style>
    <style:style style:name="P13" style:family="paragraph" style:parent-style-name="Text_20_body">
      <style:paragraph-properties fo:text-align="center" style:justify-single-word="false"/>
      <style:text-properties style:text-position="0% 100%" style:font-name="Liberation Serif" fo:font-size="13pt" officeooo:rsid="000f67e4" officeooo:paragraph-rsid="0016a6d5" style:font-size-asian="13pt" style:font-size-complex="13pt"/>
    </style:style>
    <style:style style:name="P14" style:family="paragraph" style:parent-style-name="Text_20_body">
      <style:paragraph-properties fo:text-align="justify" style:justify-single-word="false"/>
      <style:text-properties officeooo:paragraph-rsid="001ef6c4"/>
    </style:style>
    <style:style style:name="P15" style:family="paragraph" style:parent-style-name="Title">
      <style:text-properties fo:font-size="32pt" style:text-underline-style="solid" style:text-underline-width="auto" style:text-underline-color="font-color" officeooo:paragraph-rsid="000dd65f" style:font-size-asian="32pt" style:font-size-complex="32pt"/>
    </style:style>
    <style:style style:name="P16" style:family="paragraph" style:parent-style-name="Title">
      <style:text-properties fo:font-size="32pt" officeooo:paragraph-rsid="000dd65f" style:font-size-asian="32pt" style:font-size-complex="32pt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style="italic" officeooo:paragraph-rsid="000dd65f" style:font-size-asian="12pt" style:font-style-asian="italic"/>
    </style:style>
    <style:style style:name="P18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officeooo:paragraph-rsid="000dd65f"/>
    </style:style>
    <style:style style:name="P19" style:family="paragraph" style:parent-style-name="Standard">
      <style:paragraph-properties fo:text-align="start" style:justify-single-word="false"/>
      <style:text-properties style:font-name="Arial-BoldMT" fo:font-size="12pt" fo:font-weight="bold" officeooo:paragraph-rsid="000dd65f" style:font-size-asian="12pt" style:font-weight-asian="bold"/>
    </style:style>
    <style:style style:name="P20" style:family="paragraph" style:parent-style-name="Standard">
      <style:paragraph-properties fo:text-align="justify" style:justify-single-word="false"/>
      <style:text-properties style:font-name="Arial" officeooo:paragraph-rsid="000dd65f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3pt" fo:font-weight="bold" officeooo:rsid="001456da" officeooo:paragraph-rsid="001546d2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position="0% 100%" style:font-name="Liberation Serif" fo:font-size="13pt" officeooo:rsid="001456da" officeooo:paragraph-rsid="0016a6d5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style:text-position="0% 100%" style:font-name="Liberation Serif" fo:font-size="13pt" officeooo:rsid="001456da" officeooo:paragraph-rsid="00185156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3pt" fo:font-weight="bold" officeooo:rsid="001546d2" officeooo:paragraph-rsid="001546d2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3pt" officeooo:rsid="001546d2" officeooo:paragraph-rsid="001546d2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000000" style:text-position="0% 100%" style:font-name="Liberation Serif" fo:font-size="13pt" officeooo:rsid="0015790e" officeooo:paragraph-rsid="0015790e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fo:color="#000000" style:text-position="0% 100%" style:font-name="Arial" fo:font-size="12pt" officeooo:rsid="0015790e" officeooo:paragraph-rsid="0015790e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officeooo:paragraph-rsid="001f5f42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3pt" officeooo:rsid="001546d2" officeooo:paragraph-rsid="001546d2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3pt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3pt" officeooo:rsid="0015790e" officeooo:paragraph-rsid="0015790e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3pt" fo:font-weight="bold" officeooo:rsid="001546d2" officeooo:paragraph-rsid="001546d2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3pt" fo:font-weight="bold" officeooo:rsid="001546d2" officeooo:paragraph-rsid="0015790e" style:font-size-asian="13pt" style:font-weight-asian="bold" style:font-size-complex="13pt" style:font-weight-complex="bold"/>
    </style:style>
    <style:style style:name="P34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99354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d617c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paragraph-rsid="00199354" style:text-blinking="false" fo:background-color="transparent" style:font-size-asian="13pt" style:font-size-complex="13pt"/>
    </style:style>
    <style:style style:name="P38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style:font-name="Arial" fo:font-size="12pt" fo:font-weight="normal" style:font-size-asian="12pt" style:font-size-complex="12pt"/>
    </style:style>
    <style:style style:name="P39" style:family="paragraph" style:parent-style-name="Text_20_body" style:master-page-name="">
      <style:paragraph-properties fo:text-align="justify" style:justify-single-word="false" style:page-number="auto">
        <style:tab-stops/>
      </style:paragraph-properties>
      <style:text-properties officeooo:paragraph-rsid="0020ba5c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officeooo:paragraph-rsid="000dd65f"/>
    </style:style>
    <style:style style:name="P41" style:family="paragraph" style:parent-style-name="Heading_20_1">
      <style:text-properties officeooo:paragraph-rsid="000dd65f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ext_20_body">
      <style:paragraph-properties fo:text-align="center" style:justify-single-word="false"/>
      <style:text-properties style:font-name="Liberation Serif" fo:font-size="13pt" fo:font-weight="bold" officeooo:rsid="00104ffd" officeooo:paragraph-rsid="001ef6c4" style:font-size-asian="13pt" style:font-weight-asian="bold" style:font-size-complex="13pt" style:font-weight-complex="bold"/>
    </style:style>
    <style:style style:name="P44" style:family="paragraph">
      <style:paragraph-properties fo:text-align="center"/>
      <style:text-properties fo:font-size="12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3b3366" style:font-size-asian="12pt" style:font-weight-asian="bold"/>
    </style:style>
    <style:style style:name="T3" style:family="text">
      <style:text-properties officeooo:rsid="000dd65f"/>
    </style:style>
    <style:style style:name="T4" style:family="text">
      <style:text-properties style:font-name="Arial"/>
    </style:style>
    <style:style style:name="T5" style:family="text">
      <style:text-properties style:font-name="Arial" officeooo:rsid="000fd901"/>
    </style:style>
    <style:style style:name="T6" style:family="text">
      <style:text-properties style:font-name="Arial" officeooo:rsid="001037d9"/>
    </style:style>
    <style:style style:name="T7" style:family="text">
      <style:text-properties style:font-name="Arial" officeooo:rsid="00104ffd"/>
    </style:style>
    <style:style style:name="T8" style:family="text">
      <style:text-properties style:font-name="Arial" officeooo:rsid="0013b528"/>
    </style:style>
    <style:style style:name="T9" style:family="text">
      <style:text-properties style:font-name="Arial" officeooo:rsid="0020ba5c"/>
    </style:style>
    <style:style style:name="T10" style:family="text">
      <style:text-properties officeooo:rsid="000fd901"/>
    </style:style>
    <style:style style:name="T11" style:family="text">
      <style:text-properties style:text-position="sub 58%"/>
    </style:style>
    <style:style style:name="T12" style:family="text">
      <style:text-properties style:text-position="sub 58%" style:font-name="Arial" officeooo:rsid="00104ffd"/>
    </style:style>
    <style:style style:name="T13" style:family="text">
      <style:text-properties style:text-position="sub 58%" officeooo:rsid="000fd901"/>
    </style:style>
    <style:style style:name="T14" style:family="text">
      <style:text-properties style:text-position="sub 58%" style:font-name="Liberation Serif" fo:font-size="13pt" fo:font-weight="bold" officeooo:rsid="001ef6c4" style:font-size-asian="13pt" style:font-weight-asian="bold" style:font-size-complex="13pt" style:font-weight-complex="bold"/>
    </style:style>
    <style:style style:name="T15" style:family="text">
      <style:text-properties style:text-position="sub 58%" style:font-name="Liberation Serif" fo:font-size="13pt" style:font-size-asian="13pt" style:font-size-complex="13pt"/>
    </style:style>
    <style:style style:name="T16" style:family="text">
      <style:text-properties style:text-position="sub 58%" style:font-name="Liberation Serif" fo:font-size="13pt" officeooo:rsid="0020ba5c" style:font-size-asian="13pt" style:font-size-complex="13pt"/>
    </style:style>
    <style:style style:name="T17" style:family="text">
      <style:text-properties style:text-position="0% 100%"/>
    </style:style>
    <style:style style:name="T18" style:family="text">
      <style:text-properties style:text-position="0% 100%" style:font-name="Arial"/>
    </style:style>
    <style:style style:name="T19" style:family="text">
      <style:text-properties style:text-position="0% 100%" style:font-name="Arial" officeooo:rsid="00104ffd"/>
    </style:style>
    <style:style style:name="T20" style:family="text">
      <style:text-properties style:text-position="0% 100%" style:font-name="Arial" officeooo:rsid="001037d9"/>
    </style:style>
    <style:style style:name="T21" style:family="text">
      <style:text-properties style:text-position="0% 100%" style:font-name="Arial" officeooo:rsid="0013b528"/>
    </style:style>
    <style:style style:name="T22" style:family="text">
      <style:text-properties style:text-position="0% 100%" style:font-name="Arial" officeooo:rsid="000fd901"/>
    </style:style>
    <style:style style:name="T23" style:family="text">
      <style:text-properties style:text-position="0% 100%" style:font-name="Arial" officeooo:rsid="00145371"/>
    </style:style>
    <style:style style:name="T24" style:family="text">
      <style:text-properties style:text-position="0% 100%" style:font-name="Arial" fo:font-size="13pt" style:font-size-asian="13pt" style:font-size-complex="13pt"/>
    </style:style>
    <style:style style:name="T25" style:family="text">
      <style:text-properties style:text-position="0% 100%" style:font-name="Arial" fo:font-size="13pt" officeooo:rsid="00104ffd" style:font-size-asian="13pt" style:font-size-complex="13pt"/>
    </style:style>
    <style:style style:name="T26" style:family="text">
      <style:text-properties style:text-position="0% 100%" officeooo:rsid="000fd901"/>
    </style:style>
    <style:style style:name="T27" style:family="text">
      <style:text-properties style:text-position="0% 100%" style:font-name="Liberation Serif" fo:font-size="13pt" style:font-size-asian="13pt" style:font-size-complex="13pt"/>
    </style:style>
    <style:style style:name="T28" style:family="text">
      <style:text-properties style:text-position="0% 100%" style:font-name="Liberation Serif" fo:font-size="13pt" officeooo:rsid="000fd901" style:font-size-asian="13pt" style:font-size-complex="13pt"/>
    </style:style>
    <style:style style:name="T29" style:family="text">
      <style:text-properties style:text-position="0% 100%" style:font-name="Liberation Serif" fo:font-size="13pt" officeooo:rsid="0016a6d5" style:font-size-asian="13pt" style:font-size-complex="13pt"/>
    </style:style>
    <style:style style:name="T30" style:family="text">
      <style:text-properties style:text-position="0% 100%" style:font-name="Liberation Serif" fo:font-size="13pt" officeooo:rsid="0020ba5c" style:font-size-asian="13pt" style:font-size-complex="13pt"/>
    </style:style>
    <style:style style:name="T31" style:family="text">
      <style:text-properties style:text-position="0% 100%" style:font-name="Liberation Serif" fo:font-size="13pt" fo:font-weight="bold" officeooo:rsid="001ef6c4" style:font-size-asian="13pt" style:font-weight-asian="bold" style:font-size-complex="13pt" style:font-weight-complex="bold"/>
    </style:style>
    <style:style style:name="T32" style:family="text">
      <style:text-properties style:text-position="0% 100%" style:font-name="Liberation Serif" fo:font-size="13pt" fo:font-weight="bold" officeooo:rsid="00104ffd" style:font-size-asian="13pt" style:font-weight-asian="bold" style:font-size-complex="13pt" style:font-weight-complex="bold"/>
    </style:style>
    <style:style style:name="T33" style:family="text">
      <style:text-properties style:text-position="0% 100%" style:font-name="Liberation Serif" fo:font-size="13pt" fo:font-weight="bold" officeooo:rsid="001f5f42" style:font-size-asian="13pt" style:font-weight-asian="bold" style:font-size-complex="13pt" style:font-weight-complex="bold"/>
    </style:style>
    <style:style style:name="T34" style:family="text">
      <style:text-properties style:text-position="0% 100%" officeooo:rsid="001546d2"/>
    </style:style>
    <style:style style:name="T35" style:family="text">
      <style:text-properties style:text-position="0% 100%" officeooo:rsid="0015790e"/>
    </style:style>
    <style:style style:name="T36" style:family="text">
      <style:text-properties style:text-position="0% 100%" officeooo:rsid="00104ffd"/>
    </style:style>
    <style:style style:name="T37" style:family="text">
      <style:text-properties style:text-position="0% 100%" officeooo:rsid="001037d9"/>
    </style:style>
    <style:style style:name="T38" style:family="text">
      <style:text-properties style:text-position="0% 100%" officeooo:rsid="0013b528"/>
    </style:style>
    <style:style style:name="T39" style:family="text">
      <style:text-properties fo:color="#000000"/>
    </style:style>
    <style:style style:name="T40" style:family="text">
      <style:text-properties fo:color="#000000" style:text-position="0% 100%"/>
    </style:style>
    <style:style style:name="T41" style:family="text">
      <style:text-properties fo:color="#000000" style:text-position="0% 100%" officeooo:rsid="001546d2"/>
    </style:style>
    <style:style style:name="T42" style:family="text">
      <style:text-properties fo:color="#000000" style:text-position="0% 100%" style:font-name="Liberation Serif" fo:font-size="13pt" officeooo:rsid="001456da" style:font-size-asian="13pt" style:font-size-complex="13pt"/>
    </style:style>
    <style:style style:name="T43" style:family="text">
      <style:text-properties fo:color="#000000" style:text-position="0% 100%" officeooo:rsid="000fd901"/>
    </style:style>
    <style:style style:name="T44" style:family="text">
      <style:text-properties fo:color="#000000" style:text-position="0% 100%" officeooo:rsid="001d617c"/>
    </style:style>
    <style:style style:name="T45" style:family="text">
      <style:text-properties fo:color="#000000" style:text-position="0% 100%" officeooo:rsid="001e38f6"/>
    </style:style>
    <style:style style:name="T46" style:family="text">
      <style:text-properties fo:color="#000000" style:text-position="sub 58%" officeooo:rsid="000fd901"/>
    </style:style>
    <style:style style:name="T47" style:family="text">
      <style:text-properties fo:color="#000000" style:text-position="sub 58%" officeooo:rsid="0016a6d5"/>
    </style:style>
    <style:style style:name="T48" style:family="text">
      <style:text-properties fo:color="#000000" style:text-position="sub 58%" style:font-name="Liberation Serif" officeooo:rsid="0016a6d5"/>
    </style:style>
    <style:style style:name="T49" style:family="text">
      <style:text-properties fo:color="#000000" style:text-position="sub 58%" style:font-name="Liberation Serif" fo:font-size="13pt" officeooo:rsid="001456da" style:font-size-asian="13pt" style:font-size-complex="13pt"/>
    </style:style>
    <style:style style:name="T50" style:family="text">
      <style:text-properties fo:color="#000000" style:text-position="sub 58%" officeooo:rsid="001d617c"/>
    </style:style>
    <style:style style:name="T51" style:family="text">
      <style:text-properties fo:color="#000000" officeooo:rsid="000fd901"/>
    </style:style>
    <style:style style:name="T52" style:family="text">
      <style:text-properties fo:color="#000000" officeooo:rsid="0016a6d5"/>
    </style:style>
    <style:style style:name="T53" style:family="text">
      <style:text-properties fo:color="#000000" style:font-name="Liberation Serif1" officeooo:rsid="0016a6d5"/>
    </style:style>
    <style:style style:name="T54" style:family="text">
      <style:text-properties fo:color="#000000" style:font-name="Liberation Serif" officeooo:rsid="00185156"/>
    </style:style>
    <style:style style:name="T55" style:family="text">
      <style:text-properties fo:color="#000000" officeooo:rsid="00185156"/>
    </style:style>
    <style:style style:name="T56" style:family="text">
      <style:text-properties fo:color="#000000" officeooo:rsid="001bd359"/>
    </style:style>
    <style:style style:name="T57" style:family="text">
      <style:text-properties fo:color="#000000" officeooo:rsid="001ef6c4"/>
    </style:style>
    <style:style style:name="T58" style:family="text">
      <style:text-properties fo:color="#000000" officeooo:rsid="001f5f42"/>
    </style:style>
    <style:style style:name="T59" style:family="text">
      <style:text-properties officeooo:rsid="0015790e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officeooo:rsid="00199354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99354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99354" style:text-blinking="false" fo:background-color="transparent" loext:char-shading-value="0" style:font-weight-asian="bold" style:font-weight-complex="bold"/>
    </style:style>
    <style:style style:name="T66" style:family="text">
      <style:text-properties officeooo:rsid="00199354" style:font-name-asian="Arial2" style:font-name-complex="Arial2"/>
    </style:style>
    <style:style style:name="T67" style:family="text">
      <style:text-properties officeooo:rsid="001d617c"/>
    </style:style>
    <style:style style:name="T68" style:family="text">
      <style:text-properties officeooo:rsid="001ef6c4"/>
    </style:style>
    <style:style style:name="T69" style:family="text">
      <style:text-properties officeooo:rsid="001037d9"/>
    </style:style>
    <style:style style:name="T70" style:family="text">
      <style:text-properties officeooo:rsid="00104ffd"/>
    </style:style>
    <style:style style:name="T71" style:family="text">
      <style:text-properties style:font-name="Liberation Serif" fo:font-size="13pt" style:font-size-asian="13pt" style:font-size-complex="13pt"/>
    </style:style>
    <style:style style:name="T72" style:family="text">
      <style:text-properties style:font-name="Liberation Serif" fo:font-size="13pt" officeooo:rsid="0020ba5c" style:font-size-asian="13pt" style:font-size-complex="13pt"/>
    </style:style>
    <style:style style:name="T73" style:family="text">
      <style:text-properties style:font-name="Liberation Serif" fo:font-size="13pt" fo:font-weight="bold" officeooo:rsid="00104ffd" style:font-size-asian="13pt" style:font-weight-asian="bold" style:font-size-complex="13pt" style:font-weight-complex="bold"/>
    </style:style>
    <style:style style:name="T74" style:family="text">
      <style:text-properties officeooo:rsid="0020ba5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ÁCTICA <text:span text:style-name="T3">3</text:span>:</text:p>
      <text:p text:style-name="P16">Termoquímica, Calor de reacción, Ley de Hess <text:s/></text:p>
      <text:p text:style-name="P19"/>
      <text:p text:style-name="P18"><text:span text:style-name="T1">A</text:span><text:span text:style-name="T2">p</text:span><text:span text:style-name="T1">ellidos y Nombres:</text:span></text:p>
      <text:p text:style-name="P17">JAIME OSÉS AZCONA</text:p>
      <text:p text:style-name="P17">SANTIAGO ORONOZ SAZ</text:p>
      <text:p text:style-name="P17"/>
      <text:h text:style-name="P41" text:outline-level="1">Objetivos </text:h>
      <text:list xml:id="list4098512925" text:style-name="L1">
        <text:list-item>
          <text:p text:style-name="P40">Medir experimentalmente la entalpía de un proceso de disolución y de una reacción.</text:p>
        </text:list-item>
        <text:list-item>
          <text:p text:style-name="P40">Combinar los resultados obtenidos de manera independiente en tres procesos químicos y relacionarlos para comprobar la <text:span text:style-name="T74">L</text:span>ey de Hess. </text:p>
        </text:list-item>
      </text:list>
      <text:p text:style-name="P20"/>
      <text:h text:style-name="Heading_20_1" text:outline-level="1">Introducción</text:h>
      <text:p text:style-name="P34"><text:bookmark text:name="docs-internal-guid-f2d63227-7fff-6b32-55af-63f126c02b02"/><text:span text:style-name="T60">Ley de Hess:</text:span> El calor neto desprendido o absorbido en un proceso químico, es el mismo si la reacción se lleva en uno o en varios pasos.</text:p>
      <text:p text:style-name="P35">El cambio de entalp<text:span text:style-name="T61">í</text:span>a viene dado por la variación de temperatura que experimenta el proceso químico. <text:span text:style-name="T61">L</text:span>a fórmula de la variación de la entalp<text:span text:style-name="T61">í</text:span>a es <text:span text:style-name="T66">∆H</text:span> = m<text:span text:style-name="T61">·</text:span>c<text:span text:style-name="T11">p</text:span><text:span text:style-name="T61">·(</text:span>Tf-Ti), donde m es la masa, c<text:span text:style-name="T11">p</text:span> es el calor especifico del sistema y las dos T son el cambio de temperatura del final a la inicial.</text:p>
      <text:p text:style-name="P34">En esta práctica construiremos un calorímetro casero para medir la variación de entalp<text:span text:style-name="T61">í</text:span>a del proceso químico, este proceso estará aislado del exterior por lo tanto cualquier variación de temperatura la traduciremos a Tf&gt;Ti, exotérmico y si Tf&lt;Ti, endotérmico.</text:p>
      <text:p text:style-name="P34">Además, el material del cual está construido el calorímetro tiene una cierta capacidad calorífica (k) que tendremos que poner en la f<text:span text:style-name="T61">ó</text:span>rmula solamente añadiendo dicha (k) multiplicando por (Tf-Ti).</text:p>
      <text:p text:style-name="P37"><text:span text:style-name="T66">∆H </text:span>= m<text:span text:style-name="T61">·</text:span>c<text:span text:style-name="T11">p</text:span><text:span text:style-name="T61">·</text:span>(Tf-Ti) +k(Tf-Ti) </text:p>
      <text:p text:style-name="Text_20_body"><text:line-break/></text:p>
      <text:h text:style-name="P42" text:outline-level="1">Procedimiento</text:h>
      <text:p text:style-name="P2">En esta práctica <text:span text:style-name="T10">mediremos el calor desprendido por ciertas reacciones. Para ello, deberemos medir el cambio de temperatura al realizarse la reacción. </text:span><text:span text:style-name="T5">Utilizaremos un calorímetro que montaremos con 2 vasos de café, 1 vaso de precipitados de plástico y una tapa agujereada para introducir el termómetro.</text:span></text:p>
      <text:p text:style-name="P14"><text:span text:style-name="T6">La primera medición que vamos a realizar, es el calor desprendido por la disolución de </text:span><text:span text:style-name="T28">NaOH</text:span><text:span text:style-name="T7">. La reacción que tiene lugar es la siguiente:</text:span><text:span text:style-name="T73"> </text:span></text:p>
      <text:p text:style-name="P43"><draw:line text:anchor-type="paragraph" draw:z-index="3" draw:name="Forma1" draw:style-name="gr1" draw:text-style-name="P44" svg:x1="7.951cm" svg:y1="0.314cm" svg:x2="8.722cm" svg:y2="0.314cm"><text:p/></draw:line>NaOH (s) <text:s text:c="9"/>NaOH (ac.)</text:p>
      <text:p text:style-name="P4"><text:span text:style-name="T7">Con la ayuda de una probeta, introduciremos 200 mL de agua destilada al calorímetro y anotaremos su temperatura como T</text:span><text:span text:style-name="T12">1</text:span><text:span text:style-name="T19">. A continuación, añadiremos a dicho calorímetro </text:span><text:span text:style-name="T7">8 g de </text:span><text:span text:style-name="T28">NaOH</text:span><text:span text:style-name="T7"> y observaremos el cambio de temperatura hasta que esta sea uniforme y constante y la anotaremos como T</text:span><text:span text:style-name="T12">2</text:span><text:span text:style-name="T19">.</text:span><text:span text:style-name="T6"> </text:span></text:p>
      <text:p text:style-name="P4"><text:span text:style-name="T69">La segunda medición que vamos a realizar, es el calor desprendido por la disolución de </text:span><text:span text:style-name="T28">NaOH</text:span><text:span text:style-name="T70"> y, simultáneamente, la neutralización de este con una disolución 1M de </text:span><text:span text:style-name="T28">HCl</text:span><text:span text:style-name="T70">. La reacción que tiene lugar es la siguiente:</text:span></text:p>
      <text:p text:style-name="P5"><draw:line text:anchor-type="paragraph" draw:z-index="4" draw:name="Forma1" draw:style-name="gr1" draw:text-style-name="P44" svg:x1="8.555cm" svg:y1="0.279cm" svg:x2="9.483cm" svg:y2="0.272cm"><text:p/></draw:line><text:span text:style-name="T70"><text:s/></text:span><text:span text:style-name="T73">NaOH (s) + HCl (ac.) <text:s text:c="9"/>NaCl (ac.) + H</text:span><text:span text:style-name="T14">2</text:span><text:span text:style-name="T31">O</text:span></text:p>
      <text:p text:style-name="P4"><text:span text:style-name="T8">Realizaremos el mismo experimento anterior, pero esta vez co</text:span><text:span text:style-name="T7">n la ayuda de una probeta, introduciremos 200 mL de </text:span><text:span text:style-name="T8">disolución 1M de </text:span><text:span text:style-name="T28">HCl</text:span><text:span text:style-name="T7"> al calorímetro y anotaremos su temperatura como T</text:span><text:span text:style-name="T12">1</text:span><text:span text:style-name="T19">. A continuación, añadiremos a dicho calorímetro </text:span><text:span text:style-name="T7">8 g de </text:span><text:span text:style-name="T28">NaOH</text:span><text:span text:style-name="T7"> y observaremos el cambio de temperatura hasta que esta sea uniforme y constante y la anotaremos como T</text:span><text:span text:style-name="T12">2</text:span><text:span text:style-name="T19">.</text:span></text:p>
      <text:p text:style-name="P4"><text:span text:style-name="T37">La </text:span><text:span text:style-name="T38">tercer</text:span><text:span text:style-name="T37">a medición que vamos a realizar, es el calor desprendido por </text:span><text:span text:style-name="T38">l</text:span><text:span text:style-name="T37">a </text:span><text:span text:style-name="T38">reacción de neutralización de </text:span><text:span text:style-name="T28">HCl</text:span><text:span text:style-name="T38"> con la </text:span><text:span text:style-name="T36">disolución de </text:span><text:span text:style-name="T28">NaOH</text:span><text:span text:style-name="T36"> </text:span><text:span text:style-name="T38">realizada en el primer experimento</text:span><text:span text:style-name="T36">. <text:s/>La reacción que tiene lugar es la siguiente:</text:span></text:p>
      <text:p text:style-name="P6"><draw:line text:anchor-type="paragraph" draw:z-index="8" draw:name="Forma1" draw:style-name="gr1" draw:text-style-name="P44" svg:x1="8.714cm" svg:y1="0.272cm" svg:x2="9.635cm" svg:y2="0.276cm"><text:p/></draw:line><text:span text:style-name="T36"><text:s/></text:span><text:span text:style-name="T32">NaOH (</text:span><text:span text:style-name="T33">ac.</text:span><text:span text:style-name="T32">) + HCl (ac.) <text:s text:c="9"/>NaCl (ac.) + H</text:span><text:span text:style-name="T14">2</text:span><text:span text:style-name="T31">O</text:span></text:p>
      <text:p text:style-name="P4"><text:span text:style-name="T21">Realizaremos el mismo experimento </text:span><text:span text:style-name="T23">realizado las dos veces anteriores</text:span><text:span text:style-name="T21">, pero esta vez co</text:span><text:span text:style-name="T19">n la ayuda de una probeta, introduciremos </text:span><text:span text:style-name="T35">1</text:span><text:span text:style-name="T19">00 mL de </text:span><text:span text:style-name="T21">disolución 1M de </text:span><text:span text:style-name="T28">HCl</text:span><text:span text:style-name="T19"> al calorímetro y anotaremos su temperatura como T</text:span><text:span text:style-name="T12">1</text:span><text:span text:style-name="T19">. A continuación, añadiremos a dicho calorímetro </text:span><text:span text:style-name="T23">100 mL de </text:span><text:span text:style-name="T21">la </text:span><text:span text:style-name="T19">disolución de </text:span><text:span text:style-name="T28">NaOH</text:span><text:span text:style-name="T19"> </text:span><text:span text:style-name="T21">realizada en el primer experimento</text:span><text:span text:style-name="T19"> y observaremos el cambio de temperatura hasta que esta sea uniforme y constante y la anotaremos <text:s text:c="19"/>como T</text:span><text:span text:style-name="T12">2</text:span><text:span text:style-name="T19">.</text:span></text:p>
      <text:p text:style-name="P3"><text:span text:style-name="T22">Teniendo en cuenta que la capacidad del calorímetro construido, C es igual a 6,1 cal/ºC , se calcula la variación de entalpía en </text:span><text:span text:style-name="T21">los</text:span><text:span text:style-name="T22"> proceso</text:span><text:span text:style-name="T21">s</text:span><text:span text:style-name="T22"> </text:span><text:span text:style-name="T20">con la siguiente fórmula:</text:span></text:p>
      <text:p text:style-name="P10"><text:span text:style-name="T26">- ΔΗ= m· c</text:span><text:span text:style-name="T13">P</text:span><text:span text:style-name="T26"> ·(T</text:span><text:span text:style-name="T13">2</text:span><text:span text:style-name="T26"> - T</text:span><text:span text:style-name="T13">1</text:span><text:span text:style-name="T26">) + C· (T</text:span><text:span text:style-name="T13">2</text:span><text:span text:style-name="T26"> – T</text:span><text:span text:style-name="T13">1</text:span><text:span text:style-name="T26">)</text:span></text:p>
      <text:p text:style-name="P7"><text:soft-page-break/><text:span text:style-name="T17">En el proceso 2, tienen lugar dos reacciones simultáneas: </text:span><text:span text:style-name="T20"><text:s/>la disolución de </text:span><text:span text:style-name="T28">NaOH</text:span><text:span text:style-name="T19"> y </text:span><text:span text:style-name="T18">l</text:span><text:span text:style-name="T19">a neutralización de este con una disolución 1M de </text:span><text:span text:style-name="T28">H</text:span><text:span text:style-name="T27">C</text:span><text:span text:style-name="T28">l</text:span><text:span text:style-name="T25">. </text:span><text:span text:style-name="T24">Estas 2 reacciones ocurren por separado en </text:span><text:span text:style-name="T17">los procesos 1 y 3.</text:span></text:p>
      <text:p text:style-name="P7"><text:span text:style-name="T17">Dicho esto y de acuerdo a la Ley de Hess, explicada en el apartado introducción, la <text:s/></text:span><text:span text:style-name="T34">variación de </text:span><text:span text:style-name="T17">entalpía del proceso 2, debería ser igual a la suma de </text:span><text:span text:style-name="T34">variaciones de </text:span><text:span text:style-name="T17">entalpías <text:s/>de los procesos 1 y 3. </text:span><text:span text:style-name="T35">Teniendo en cuenta que los moles en cada proceso son diferentes, deberemos pasar esas variaciones de entalpías a cal/mol:</text:span></text:p>
      <text:p text:style-name="P28"><text:span text:style-name="T42">ΔĤ</text:span><text:span text:style-name="T49">1 </text:span><text:span text:style-name="T42">+ ΔĤ</text:span><text:span text:style-name="T49">3</text:span><text:span text:style-name="T42"> = ΔĤ</text:span><text:span text:style-name="T49">2</text:span></text:p>
      <text:h text:style-name="Heading_20_1" text:outline-level="1">Resultados</text:h>
      <text:p text:style-name="P9">En la siguiente tabla se muestran los resultados obtenidos en los diferentes experimentos realizados: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B"/>
        <table:table-column table:style-name="Tabla1.C" table:number-columns-repeated="2"/>
        <table:table-column table:style-name="Tabla1.B"/>
        <table:table-row>
          <table:table-cell table:style-name="Tabla1.A1" office:value-type="string">
            <text:p text:style-name="P32">Proceso</text:p>
          </table:table-cell>
          <table:table-cell table:style-name="Tabla1.A1" office:value-type="string">
            <text:p text:style-name="P32">Cantidad NaOH (g)</text:p>
          </table:table-cell>
          <table:table-cell table:style-name="Tabla1.A1" office:value-type="string">
            <text:p text:style-name="P32">Cantidad NaOH (mol)</text:p>
          </table:table-cell>
          <table:table-cell table:style-name="Tabla1.A1" office:value-type="string">
            <text:p text:style-name="P32">Cantidad HCl (mol)</text:p>
          </table:table-cell>
          <table:table-cell table:style-name="Tabla1.A1" office:value-type="string">
            <text:p text:style-name="P32">T1 <text:span text:style-name="T59">(ºC)</text:span></text:p>
          </table:table-cell>
          <table:table-cell table:style-name="Tabla1.A1" office:value-type="string">
            <text:p text:style-name="P33">T2 <text:span text:style-name="T59">(ºC)</text:span></text:p>
          </table:table-cell>
          <table:table-cell table:style-name="Tabla1.A1" office:value-type="string">
            <text:p text:style-name="P21"><text:span text:style-name="T40">Δ</text:span><text:span text:style-name="T41">H</text:span><text:span text:style-name="T40"> </text:span><text:span text:style-name="T41">(cal)</text:span></text:p>
          </table:table-cell>
          <table:table-cell table:style-name="Tabla1.H1" office:value-type="string">
            <text:p text:style-name="P21"><text:span text:style-name="T40">Δ</text:span><text:span text:style-name="T41">H </text:span></text:p>
            <text:p text:style-name="P24">(cal/mol)</text:p>
          </table:table-cell>
        </table:table-row>
        <table:table-row>
          <table:table-cell table:style-name="Tabla1.A2" office:value-type="string">
            <text:p text:style-name="P32">1</text:p>
          </table:table-cell>
          <table:table-cell table:style-name="Tabla1.A2" office:value-type="string">
            <text:p text:style-name="P29">8</text:p>
          </table:table-cell>
          <table:table-cell table:style-name="Tabla1.A2" office:value-type="string">
            <text:p text:style-name="P31">0,2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1">21</text:p>
          </table:table-cell>
          <table:table-cell table:style-name="Tabla1.A2" office:value-type="string">
            <text:p text:style-name="P31">31,2</text:p>
          </table:table-cell>
          <table:table-cell table:style-name="Tabla1.A2" office:value-type="string">
            <text:p text:style-name="P31">-2183,82</text:p>
          </table:table-cell>
          <table:table-cell table:style-name="Tabla1.H2" office:value-type="string">
            <text:p text:style-name="P30">-<text:span text:style-name="T59">10919,1</text:span></text:p>
          </table:table-cell>
        </table:table-row>
        <table:table-row>
          <table:table-cell table:style-name="Tabla1.A2" office:value-type="string">
            <text:p text:style-name="P32">2</text:p>
          </table:table-cell>
          <table:table-cell table:style-name="Tabla1.A2" office:value-type="string">
            <text:p text:style-name="P29">8</text:p>
          </table:table-cell>
          <table:table-cell table:style-name="Tabla1.A2" office:value-type="string">
            <text:p text:style-name="P31">0,2</text:p>
          </table:table-cell>
          <table:table-cell table:style-name="Tabla1.A2" office:value-type="string">
            <text:p text:style-name="P31">0,2</text:p>
          </table:table-cell>
          <table:table-cell table:style-name="Tabla1.A2" office:value-type="string">
            <text:p text:style-name="P31">21,6</text:p>
          </table:table-cell>
          <table:table-cell table:style-name="Tabla1.A2" office:value-type="string">
            <text:p text:style-name="P31">45,3</text:p>
          </table:table-cell>
          <table:table-cell table:style-name="Tabla1.A2" office:value-type="string">
            <text:p text:style-name="P30">-<text:span text:style-name="T59">5095,58</text:span></text:p>
          </table:table-cell>
          <table:table-cell table:style-name="Tabla1.H2" office:value-type="string">
            <text:p text:style-name="P30">-<text:span text:style-name="T59">25477,9</text:span></text:p>
          </table:table-cell>
        </table:table-row>
        <table:table-row>
          <table:table-cell table:style-name="Tabla1.A2" office:value-type="string">
            <text:p text:style-name="P32">3</text:p>
          </table:table-cell>
          <table:table-cell table:style-name="Tabla1.A2" office:value-type="string">
            <text:p text:style-name="P30">-</text:p>
          </table:table-cell>
          <table:table-cell table:style-name="Tabla1.A2" office:value-type="string">
            <text:p text:style-name="P31">0,1</text:p>
          </table:table-cell>
          <table:table-cell table:style-name="Tabla1.A2" office:value-type="string">
            <text:p text:style-name="P31">0,1</text:p>
          </table:table-cell>
          <table:table-cell table:style-name="Tabla1.A2" office:value-type="string">
            <text:p text:style-name="P31">21,6</text:p>
          </table:table-cell>
          <table:table-cell table:style-name="Tabla1.A2" office:value-type="string">
            <text:p text:style-name="P31">28,<text:span text:style-name="T68">8</text:span></text:p>
          </table:table-cell>
          <table:table-cell table:style-name="Tabla1.A2" office:value-type="string">
            <text:p text:style-name="P30">-<text:span text:style-name="T59">1483,92</text:span></text:p>
          </table:table-cell>
          <table:table-cell table:style-name="Tabla1.H2" office:value-type="string">
            <text:p text:style-name="P30">-<text:span text:style-name="T59">14839,2</text:span></text:p>
          </table:table-cell>
        </table:table-row>
      </table:table>
      <text:p text:style-name="P25"/>
      <text:p text:style-name="P27">Para hallar las <text:s/>variaciones de entalpías, deberemos usar la siguiente fórmula: </text:p>
      <text:p text:style-name="P27"/>
      <text:p text:style-name="P12"><text:span text:style-name="T51">- ΔΗ= m· c</text:span><text:span text:style-name="T46">P</text:span><text:span text:style-name="T51"> ·(T</text:span><text:span text:style-name="T46">2</text:span><text:span text:style-name="T51"> - T</text:span><text:span text:style-name="T46">1</text:span><text:span text:style-name="T51">) + C· (T</text:span><text:span text:style-name="T46">2</text:span><text:span text:style-name="T51"> – T</text:span><text:span text:style-name="T46">1</text:span><text:span text:style-name="T51">)</text:span></text:p>
      <text:p text:style-name="P8"><text:span text:style-name="T43">P</text:span><text:span text:style-name="T44">ara sustituir en la fórmula, consideraremos </text:span><text:span text:style-name="T45">que</text:span><text:span text:style-name="T44"> </text:span><text:span text:style-name="T45">las</text:span><text:span text:style-name="T44"> disoluci</text:span><text:span text:style-name="T45">o</text:span><text:span text:style-name="T44">n</text:span><text:span text:style-name="T45">es</text:span><text:span text:style-name="T44"> </text:span><text:span text:style-name="T45">son </text:span><text:span text:style-name="T44">muy diluida</text:span><text:span text:style-name="T45">s</text:span><text:span text:style-name="T44"> y que tiene</text:span><text:span text:style-name="T45">n</text:span><text:span text:style-name="T44"> densidad y calor especifico muy similares a las del agua, </text:span><text:span text:style-name="T45">ρ = </text:span><text:span text:style-name="T44">1 g/mL y <text:s text:c="21"/>c</text:span><text:span text:style-name="T50">p </text:span><text:span text:style-name="T45">= 1 cal/g·ºC.</text:span></text:p>
      <text:p text:style-name="P13"><text:span text:style-name="T51">- ΔΗ</text:span><text:span text:style-name="T47">1</text:span><text:span text:style-name="T51">= </text:span><text:span text:style-name="T52"><text:s/>208</text:span><text:span text:style-name="T53">·</text:span><text:span text:style-name="T52">1</text:span><text:span text:style-name="T53">·</text:span><text:span text:style-name="T52">(31,2 – 21) + </text:span><text:span text:style-name="T53">6,</text:span><text:span text:style-name="T52">1</text:span><text:span text:style-name="T53">·</text:span><text:span text:style-name="T52">(31,2 – 21) = -</text:span><text:span text:style-name="T55">2</text:span><text:span text:style-name="T52">183,82 cal</text:span></text:p>
      <text:p text:style-name="P13"><text:span text:style-name="T51">- ΔΗ</text:span><text:span text:style-name="T47">2</text:span><text:span text:style-name="T51">=</text:span><text:span text:style-name="T52"> 208</text:span><text:span text:style-name="T53">·</text:span><text:span text:style-name="T52">1</text:span><text:span text:style-name="T53">·</text:span><text:span text:style-name="T52">(45,3 – 21,6) + </text:span><text:span text:style-name="T53">6,</text:span><text:span text:style-name="T52">1</text:span><text:span text:style-name="T53">·</text:span><text:span text:style-name="T52">(45,3 – 21,6) = -50</text:span><text:span text:style-name="T56">74,17</text:span><text:span text:style-name="T52"> cal</text:span></text:p>
      <text:p text:style-name="P13"><text:span text:style-name="T51">- ΔΗ</text:span><text:span text:style-name="T47">3</text:span><text:span text:style-name="T51">=</text:span><text:span text:style-name="T52"> 200</text:span><text:span text:style-name="T53">·</text:span><text:span text:style-name="T52">1</text:span><text:span text:style-name="T53">·</text:span><text:span text:style-name="T52">(28,</text:span><text:span text:style-name="T57">8</text:span><text:span text:style-name="T52">– 21,6) + </text:span><text:span text:style-name="T53">6,</text:span><text:span text:style-name="T52">1</text:span><text:span text:style-name="T53">·</text:span><text:span text:style-name="T52">(28,</text:span><text:span text:style-name="T57">8</text:span><text:span text:style-name="T52"> – 21,6) = -1483,92 cal</text:span></text:p>
      <text:p text:style-name="P11"><text:span text:style-name="T51">C</text:span><text:span text:style-name="T39">omo los moles utilizados en los diferentes procesos son diferentes entre si, deber</text:span><text:span text:style-name="T52">e</text:span><text:span text:style-name="T39">mos pasar dichas entalp</text:span><text:span text:style-name="T52">í</text:span><text:span text:style-name="T39">as a cal/mol, para que </text:span><text:span text:style-name="T52">así</text:span><text:span text:style-name="T39"> podamos relacionar todas los procesos en </text:span><text:span text:style-name="T52">función</text:span><text:span text:style-name="T39"> de cantidades de moles iguales. Para ello, dividiremos las variaciones de entalpías halladas anteriormente entre el número de moles </text:span><text:span text:style-name="T52">de cada proceso.</text:span></text:p>
      <text:p text:style-name="P23"><text:span text:style-name="T52">ΔĤ</text:span><text:span text:style-name="T47">1 </text:span><text:span text:style-name="T52">= </text:span><text:span text:style-name="T48"><draw:frame draw:style-name="fr1" draw:name="Objeto1" text:anchor-type="as-char" svg:y="-0.683cm" svg:width="1.512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4">=</text:span><text:span text:style-name="T54"><draw:frame draw:style-name="fr1" draw:name="Objeto4" text:anchor-type="as-char" svg:y="-0.619cm" svg:width="1.977cm" svg:height="0.998cm" draw:z-index="7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54">= -10919,1 cal/mol</text:span></text:p>
      <text:p text:style-name="P22"><text:span text:style-name="T52">ΔĤ</text:span><text:span text:style-name="T47">2 </text:span><text:span text:style-name="T52">= </text:span><text:span text:style-name="T52"><draw:frame draw:style-name="fr1" draw:name="Objeto2" text:anchor-type="as-char" svg:y="-0.683cm" svg:width="1.512cm" svg:height="1.06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55">= </text:span><text:span text:style-name="T55"><draw:frame draw:style-name="fr1" draw:name="Objeto5" text:anchor-type="as-char" svg:y="-0.619cm" svg:width="1.984cm" svg:height="0.998cm" draw:z-index="6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55">= -25</text:span><text:span text:style-name="T58">375</text:span><text:span text:style-name="T56">,</text:span><text:span text:style-name="T58">85</text:span><text:span text:style-name="T55"> cal/mol</text:span></text:p>
      <text:p text:style-name="P22"><text:span text:style-name="T52">ΔĤ</text:span><text:span text:style-name="T47">3</text:span><text:span text:style-name="T52"> = </text:span><text:span text:style-name="T52"><draw:frame draw:style-name="fr1" draw:name="Objeto3" text:anchor-type="as-char" svg:y="-0.683cm" svg:width="1.512cm" svg:height="1.06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55">= </text:span><text:span text:style-name="T55"><draw:frame draw:style-name="fr1" draw:name="Objeto6" text:anchor-type="as-char" svg:y="-0.619cm" svg:width="1.976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55">= -14839,2 cal/mol</text:span></text:p>
      <text:h text:style-name="Heading_20_1" text:outline-level="1"><text:bookmark text:name="docs-internal-guid-12f44bc6-7fff-717f-a590-5a915c44cc45"/><text:soft-page-break/>Conclusiones</text:h>
      <text:p text:style-name="P38"><text:span text:style-name="T62">En esta practica realizamos tres diferentes procesos químicos para poder llevar acabo la comprobación de la </text:span><text:span text:style-name="T65">L</text:span><text:span text:style-name="T63">ey de </text:span><text:span text:style-name="T64">H</text:span><text:span text:style-name="T63">ess</text:span><text:span text:style-name="T62">.</text:span></text:p>
      <text:p text:style-name="P35">El proceso número 1 se trata de una disolución, el proceso número 2 se trata de una disolución+neutralización y el proceso número tres es una neutralización, por ello después de los cálculos de las respectivas entalp<text:span text:style-name="T61">í</text:span>as y sus cambios unidades mediante factores de conversión de calorías a cal/mol podemos asegurar que:</text:p>
      <text:p text:style-name="P36"><text:span text:style-name="T28">Δ</text:span><text:span text:style-name="T29">Ĥ</text:span><text:span text:style-name="T11">1</text:span>(-10919,1 cal/mol) + <text:span text:style-name="T28">Δ</text:span><text:span text:style-name="T29">Ĥ</text:span><text:span text:style-name="T11">3</text:span>(-14839,2 cal/mol) = <text:span text:style-name="T28">Δ</text:span><text:span text:style-name="T29">Ĥ</text:span><text:span text:style-name="T11">2</text:span>(-25<text:span text:style-name="T67">758</text:span>,<text:span text:style-name="T67">3</text:span> cal/mol)</text:p>
      <text:p text:style-name="P39"><text:span text:style-name="T4">El valor de <text:s/></text:span><text:span text:style-name="T71">ΔĤ</text:span><text:span text:style-name="T15">2</text:span><text:span text:style-name="T4"> obtenido </text:span><text:span text:style-name="T9">al realizar la suma de la variación de entalpía de los 2 procesos restantes </text:span><text:span text:style-name="T72">ΔĤ</text:span><text:span text:style-name="T16">1</text:span><text:span text:style-name="T30"> y ΔĤ</text:span><text:span text:style-name="T16">3</text:span><text:span text:style-name="T30"> </text:span><text:span text:style-name="T4">es muy parecido al obtenido experimentalmente (-25375,85 cal/mol). Por lo tanto, p</text:span><text:span text:style-name="T9">o</text:span><text:span text:style-name="T4">demos afirmar que </text:span><text:span text:style-name="T9">el experimento realizado </text:span><text:span text:style-name="T4">cumple la Ley de Hess.</text:span><text:line-break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-BoldMT" svg:font-family="Arial-BoldMT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15%" fo:text-align="start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3.49pt outset #000000"/>
      <style:text-properties fo:font-size="130%" fo:font-weight="bold" style:font-size-asian="130%" style:font-weight-asian="bold" style:font-size-complex="130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1:22:00</meta:creation-date>
    <dc:date>2019-02-22T00:56:42.317000000</dc:date>
    <meta:editing-duration>PT11M25S</meta:editing-duration>
    <meta:editing-cycles>4</meta:editing-cycles>
    <meta:generator>LibreOffice/6.1.1.2$Windows_X86_64 LibreOffice_project/5d19a1bfa650b796764388cd8b33a5af1f5baa1b</meta:generator>
    <dc:title>La relación que une la presión, P, la temperatura, T,</dc:title>
    <meta:initial-creator>upna</meta:initial-creator>
    <meta:document-statistic meta:table-count="1" meta:image-count="0" meta:object-count="6" meta:page-count="4" meta:paragraph-count="82" meta:word-count="1019" meta:character-count="6072" meta:non-whitespace-character-count="5042"/>
  </office:meta>
</office:document-meta>
</file>

<file path=Object 1/content.xml><?xml version="1.0" encoding="utf-8"?>
<math xmlns="http://www.w3.org/1998/Math/MathML" display="block">
  <semantics>
    <mfrac>
      <mrow>
        <mo stretchy="false">−</mo>
        <msub>
          <mi mathvariant="italic">ΔΗ</mi>
          <mn>1</mn>
        </msub>
      </mrow>
      <mrow>
        <mn>0,2</mn>
        <mi mathvariant="italic">mol</mi>
      </mrow>
    </mfrac>
    <annotation encoding="StarMath 5.0">{- ΔΗ _1} over {0,2 mol} </annotation>
  </semantics>
</math>
</file>

<file path=Object 2/content.xml><?xml version="1.0" encoding="utf-8"?>
<math xmlns="http://www.w3.org/1998/Math/MathML" display="block">
  <semantics>
    <mfrac>
      <mrow>
        <mo stretchy="false">−</mo>
        <msub>
          <mi mathvariant="italic">ΔΗ</mi>
          <mn>2</mn>
        </msub>
      </mrow>
      <mrow>
        <mn>0,2</mn>
        <mi mathvariant="italic">mol</mi>
      </mrow>
    </mfrac>
    <annotation encoding="StarMath 5.0">{- ΔΗ _2} over {0,2 mol} </annotation>
  </semantics>
</math>
</file>

<file path=Object 3/content.xml><?xml version="1.0" encoding="utf-8"?>
<math xmlns="http://www.w3.org/1998/Math/MathML" display="block">
  <semantics>
    <mfrac>
      <mrow>
        <mo stretchy="false">−</mo>
        <msub>
          <mi mathvariant="italic">ΔΗ</mi>
          <mn>3</mn>
        </msub>
      </mrow>
      <mrow>
        <mn>0,1</mn>
        <mi mathvariant="italic">mol</mi>
      </mrow>
    </mfrac>
    <annotation encoding="StarMath 5.0">{- ΔΗ _3} over {0,1 mol} </annotation>
  </semantics>
</math>
</file>

<file path=Object 4/content.xml><?xml version="1.0" encoding="utf-8"?>
<math xmlns="http://www.w3.org/1998/Math/MathML" display="block">
  <semantics>
    <mfrac>
      <mrow>
        <mo stretchy="false">−</mo>
        <mn>2183,82</mn>
      </mrow>
      <mrow>
        <mn>0,2</mn>
        <mi mathvariant="italic">mol</mi>
      </mrow>
    </mfrac>
    <annotation encoding="StarMath 5.0">{-2183,82} over {0,2 mol} </annotation>
  </semantics>
</math>
</file>

<file path=Object 5/content.xml><?xml version="1.0" encoding="utf-8"?>
<math xmlns="http://www.w3.org/1998/Math/MathML" display="block">
  <semantics>
    <mfrac>
      <mrow>
        <mo stretchy="false">−</mo>
        <mn>5074,17</mn>
      </mrow>
      <mrow>
        <mn>0,2</mn>
        <mi mathvariant="italic">mol</mi>
      </mrow>
    </mfrac>
    <annotation encoding="StarMath 5.0">{-5074,17} over {0,2 mol} </annotation>
  </semantics>
</math>
</file>

<file path=Object 6/content.xml><?xml version="1.0" encoding="utf-8"?>
<math xmlns="http://www.w3.org/1998/Math/MathML" display="block">
  <semantics>
    <mfrac>
      <mrow>
        <mo stretchy="false">−</mo>
        <mn>1483,92</mn>
      </mrow>
      <mrow>
        <mn>0,2</mn>
        <mi mathvariant="italic">mol</mi>
      </mrow>
    </mfrac>
    <annotation encoding="StarMath 5.0">{-1483,92} over {0,2 mol} </annotation>
  </semantics>
</math>
</file>